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 Sans1" svg:font-family="'Open Sans'"/>
    <style:font-face style:name="Open Sans" svg:font-family="'Open Sans', Helvetica, 'Helvetica Neue', Arial"/>
    <style:font-face style:name="Roboto Mono" svg:font-family="'Roboto Mono', monospace"/>
    <style:font-face style:name="Roboto" svg:font-family="Roboto, 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38cm" fo:margin-left="-0.191cm" fo:margin-top="0cm" fo:margin-bottom="0cm" table:align="left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Table2" style:family="table">
      <style:table-properties style:width="17.674cm" fo:margin-left="0.132cm" fo:margin-top="0cm" fo:margin-bottom="0cm" table:align="left"/>
    </style:style>
    <style:style style:name="Table2.A" style:family="table-column">
      <style:table-column-properties style:column-width="1.586cm"/>
    </style:style>
    <style:style style:name="Table2.B" style:family="table-column">
      <style:table-column-properties style:column-width="8.546cm"/>
    </style:style>
    <style:style style:name="Table2.C" style:family="table-column">
      <style:table-column-properties style:column-width="7.54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1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4" style:family="paragraph" style:parent-style-name="Standard">
      <style:text-properties style:font-name="Times New Roman" officeooo:paragraph-rsid="0015d435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variant="small-caps"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variant="small-caps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51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16" style:family="paragraph" style:parent-style-name="Heading_20_1">
      <style:paragraph-properties fo:margin-left="0cm" fo:margin-right="0cm" fo:text-indent="1.251cm" style:auto-text-indent="false" fo:break-before="page"/>
      <style:text-properties style:font-name="Times New Roman" officeooo:paragraph-rsid="0015d435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3cm" style:auto-text-indent="false" fo:padding="0cm" fo:border="none" fo:keep-with-next="auto">
        <style:tab-stops>
          <style:tab-stop style:position="1.251cm"/>
        </style:tab-stops>
      </style:paragraph-properties>
      <style:text-properties style:font-name="Times New Roman" fo:font-weight="normal" officeooo:paragraph-rsid="00094efe" style:font-weight-asian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2" fo:widows="2" fo:text-indent="1.3cm" style:auto-text-indent="false" fo:padding="0cm" fo:border="none">
        <style:tab-stops>
          <style:tab-stop style:position="1.251cm"/>
        </style:tab-stops>
      </style:paragraph-properties>
      <style:text-properties style:font-name="Times New Roman" fo:font-weight="normal" officeooo:paragraph-rsid="00094efe" style:font-weight-asian="normal" style:font-weight-complex="normal"/>
    </style:style>
    <style:style style:name="P19" style:family="paragraph" style:parent-style-name="Standard">
      <style:paragraph-properties fo:margin-left="0cm" fo:margin-right="0cm" fo:line-height="150%" fo:text-indent="0cm" style:auto-text-indent="false"/>
      <style:text-properties style:font-name="Times New Roman" style:font-name-asian="Times New Roman2" style:font-name-complex="Times New Roman2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.101cm" style:auto-text-indent="false" fo:background-color="transparent"/>
      <style:text-properties style:font-name="Times New Roman" officeooo:rsid="00074bfb" officeooo:paragraph-rsid="00074bfb"/>
    </style:style>
    <style:style style:name="P22" style:family="paragraph" style:parent-style-name="Heading_20_2">
      <style:paragraph-properties fo:margin-left="0cm" fo:margin-right="0cm" fo:text-indent="1.27cm" style:auto-text-indent="false"/>
      <style:text-properties style:font-name="Times New Roman"/>
    </style:style>
    <style:style style:name="P23" style:family="paragraph" style:parent-style-name="Heading_20_2">
      <style:paragraph-properties fo:margin-left="0cm" fo:margin-right="0cm" fo:text-indent="1.27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4" style:family="paragraph" style:parent-style-name="Heading_20_2">
      <style:paragraph-properties fo:margin-left="0cm" fo:margin-right="0cm" fo:text-indent="1.27cm" style:auto-text-indent="false" fo:break-before="page"/>
      <style:text-properties style:font-name="Times New Roman"/>
    </style:style>
    <style:style style:name="P25" style:family="paragraph" style:parent-style-name="Standard">
      <style:text-properties style:font-name="Times New Roman" fo:font-size="14pt" style:font-size-asian="14pt" style:font-size-complex="14pt"/>
    </style:style>
    <style:style style:name="P2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1"/>
      <style:text-properties fo:font-variant="small-caps" style:font-name="Times New Roman"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51cm" style:auto-text-indent="false" fo:padding="0cm" fo:border="none" fo:keep-with-next="auto"/>
      <style:text-properties style:font-name="Times New Roman" officeooo:rsid="001b4faf" officeooo:paragraph-rsid="001b4faf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.251cm" style:auto-text-indent="false" fo:padding="0cm" fo:border="none" fo:keep-with-next="auto"/>
      <style:text-properties style:font-name="Times New Roman" fo:language="none" fo:country="none" officeooo:rsid="0015d435" officeooo:paragraph-rsid="0015d435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251cm" style:auto-text-indent="false" fo:padding="0cm" fo:border="none"/>
      <style:text-properties style:font-name="Times New Roman" fo:language="none" fo:country="none" officeooo:rsid="0015d435" officeooo:paragraph-rsid="0015d435"/>
    </style:style>
    <style:style style:name="P30" style:family="paragraph" style:parent-style-name="Standard" style:list-style-name="WWNum4">
      <style:paragraph-properties fo:margin-left="1.27cm" fo:margin-right="0cm" fo:margin-top="0cm" fo:margin-bottom="0cm" loext:contextual-spacing="false" fo:line-height="150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1" style:family="paragraph" style:parent-style-name="Standard">
      <style:paragraph-properties fo:margin-left="0.423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" fo:font-size="14pt" fo:background-color="#ffffff" style:font-name-asian="Courier New" style:font-size-asian="14pt" style:font-name-complex="Courier New" style:font-size-complex="14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" fo:font-size="14pt" style:font-name-asian="Courier New" style:font-size-asian="14pt" style:font-name-complex="Courier New" style:font-size-complex="14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style:font-name="Times New Roman" fo:font-size="14pt" style:font-name-asian="Courier New" style:font-size-asian="14pt" style:font-name-complex="Courier New" style:font-size-complex="14pt"/>
    </style:style>
    <style:style style:name="P36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style:font-name="Times New Roman" fo:font-size="14pt" fo:letter-spacing="normal" fo:font-style="normal" fo:font-weight="normal" officeooo:paragraph-rsid="000ab4b8" style:font-size-asian="14pt" style:font-size-complex="14pt"/>
    </style:style>
    <style:style style:name="P37" style:family="paragraph" style:parent-style-name="Text_20_body"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38" style:family="paragraph" style:parent-style-name="Text_20_body" style:list-style-name="L1">
      <style:paragraph-properties fo:orphans="2" fo:widows="2" fo:padding="0cm" fo:border="none"/>
      <style:text-properties style:font-name="Times New Roman" fo:font-size="14pt" officeooo:paragraph-rsid="000ab4b8" style:font-size-asian="14pt" style:font-size-complex="14pt"/>
    </style:style>
    <style:style style:name="P39" style:family="paragraph" style:parent-style-name="Text_20_body" style:list-style-name="L1">
      <style:paragraph-properties fo:line-height="160%" fo:orphans="2" fo:widows="2" fo:padding="0cm" fo:border="none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40" style:family="paragraph" style:parent-style-name="Text_20_body" style:list-style-name="L1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41" style:family="paragraph" style:parent-style-name="Text_20_body" style:list-style-name="L1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Times New Roman" fo:font-size="14pt" fo:letter-spacing="normal" fo:font-style="normal" fo:font-weight="normal" officeooo:paragraph-rsid="000ab4b8" style:font-size-asian="14pt" style:font-size-complex="14pt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font-name="Times New Roman" fo:font-size="14pt" fo:letter-spacing="normal" fo:font-style="normal" fo:font-weight="normal" fo:background-color="#ffffff" style:font-name-asian="Courier New" style:font-size-asian="14pt" style:font-name-complex="Courier New" style:font-size-complex="14pt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font-name="Times New Roman" fo:font-size="14pt" fo:letter-spacing="normal" fo:font-style="normal" fo:font-weight="normal" fo:background-color="#ffffff" style:font-name-asian="Courier New" style:font-size-asian="14pt" style:font-name-complex="Courier New" style:font-size-complex="14pt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font-name="Times New Roman" fo:font-size="14pt" fo:letter-spacing="normal" fo:font-style="normal" fo:font-weight="normal" style:font-name-asian="Courier New" style:font-size-asian="14pt" style:font-name-complex="Courier New" style:font-size-complex="14pt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4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officeooo:paragraph-rsid="001135d2" style:font-size-asian="14pt" style:font-size-complex="14pt"/>
    </style:style>
    <style:style style:name="P48" style:family="paragraph" style:parent-style-name="Text_20_body_20__28_user_29_">
      <style:text-properties fo:color="#000000" style:font-name="Times New Roman" fo:language="none" fo:country="none" officeooo:rsid="001135d2" officeooo:paragraph-rsid="000ec05e"/>
    </style:style>
    <style:style style:name="P49" style:family="paragraph" style:parent-style-name="Text_20_body_20__28_user_29_">
      <style:paragraph-properties fo:margin-left="1.251cm" fo:margin-right="0cm" fo:text-indent="0.635cm" style:auto-text-indent="false"/>
      <style:text-properties officeooo:paragraph-rsid="001cefc2"/>
    </style:style>
    <style:style style:name="T1" style:family="text">
      <style:text-properties fo:font-variant="small-caps" fo:color="#000000" style:text-line-through-style="none" style:text-line-through-type="none" style:text-position="0% 100%" fo:font-size="14pt" fo:font-style="normal" style:text-underline-style="none" style:font-name-asian="Times New Roman2" style:font-size-asian="14pt" style:font-style-asian="normal" style:font-name-complex="Times New Roman2" style:font-size-complex="14pt"/>
    </style:style>
    <style:style style:name="T2" style:family="text">
      <style:text-properties fo:font-variant="small-caps" fo:color="#000000" style:text-line-through-style="none" style:text-line-through-type="none" style:text-position="0% 100%" fo:font-size="14pt" fo:font-style="normal" style:text-underline-style="none" officeooo:rsid="00094efe" style:font-name-asian="Times New Roman2" style:font-size-asian="14pt" style:font-style-asian="normal" style:font-name-complex="Times New Roman2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/>
    </style:style>
    <style:style style:name="T6" style:family="text">
      <style:text-properties fo:font-variant="normal" fo:text-transform="none" fo:color="#000000" style:font-name="Times New Roman" fo:font-size="14pt" fo:letter-spacing="normal" fo:language="none" fo:country="none" fo:font-style="normal" fo:font-weight="normal" officeooo:rsid="001b4faf" style:letter-kerning="true" style:font-name-asian="Times New Roman2" style:font-size-asian="14pt" style:language-asian="zh" style:country-asian="CN" style:font-name-complex="Times New Roman2" style:font-size-complex="12pt" style:language-complex="hi" style:country-complex="IN"/>
    </style:style>
    <style:style style:name="T7" style:family="text">
      <style:text-properties fo:font-variant="normal" fo:text-transform="none" fo:color="#000000" style:font-name="Times New Roman" fo:font-size="14pt" fo:letter-spacing="normal" fo:language="none" fo:country="none" fo:font-style="normal" fo:font-weight="normal" officeooo:rsid="001cefc2" style:letter-kerning="true" style:font-name-asian="Times New Roman2" style:font-size-asian="14pt" style:language-asian="zh" style:country-asian="CN" style:font-name-complex="Times New Roman2" style:font-size-complex="12pt" style:language-complex="hi" style:country-complex="IN"/>
    </style:style>
    <style:style style:name="T8" style:family="text">
      <style:text-properties fo:font-variant="normal" fo:text-transform="none" fo:font-size="14pt" style:font-size-asian="14pt" style:font-size-complex="14pt"/>
    </style:style>
    <style:style style:name="T9" style:family="text">
      <style:text-properties fo:font-variant="normal" fo:text-transform="none" fo:color="#222222" fo:letter-spacing="normal" fo:font-style="normal" fo:font-weight="normal"/>
    </style:style>
    <style:style style:name="T10" style:family="text">
      <style:text-properties fo:font-variant="normal" fo:text-transform="none" fo:color="#222222" fo:letter-spacing="normal" fo:font-style="normal" fo:font-weight="bold"/>
    </style:style>
    <style:style style:name="T11" style:family="text">
      <style:text-properties fo:font-variant="normal" fo:text-transform="none" fo:color="#222222" style:font-name="Times New Roman" fo:font-size="14pt" fo:letter-spacing="normal" fo:language="none" fo:country="none" fo:font-style="normal" fo:font-weight="normal" officeooo:rsid="001cefc2" style:letter-kerning="true" style:font-name-asian="Times New Roman2" style:font-size-asian="14pt" style:language-asian="zh" style:country-asian="CN" style:font-name-complex="Times New Roman2" style:font-size-complex="14pt" style:language-complex="hi" style:country-complex="IN"/>
    </style:style>
    <style:style style:name="T12" style:family="text">
      <style:text-properties fo:color="#ff0000" fo:font-size="14pt" style:font-size-asian="14pt" style:font-size-complex="14pt"/>
    </style:style>
    <style:style style:name="T13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0000" style:font-name="Times New Roman" fo:language="none" fo:country="none" officeooo:rsid="000f2404"/>
    </style:style>
    <style:style style:name="T15" style:family="text">
      <style:text-properties fo:color="#000000" style:font-name="Times New Roman" fo:language="none" fo:country="none" officeooo:rsid="001b4faf"/>
    </style:style>
    <style:style style:name="T16" style:family="text">
      <style:text-properties fo:color="#000000" style:font-name="Times New Roman" fo:language="none" fo:country="none" officeooo:rsid="001cefc2"/>
    </style:style>
    <style:style style:name="T17" style:family="text">
      <style:text-properties fo:color="#000000" style:font-name="Times New Roman" fo:font-size="14pt" fo:language="none" fo:country="none" officeooo:rsid="001b4faf" style:letter-kerning="true" style:font-name-asian="Times New Roman2" style:font-size-asian="14pt" style:language-asian="zh" style:country-asian="CN" style:font-name-complex="Times New Roman2" style:font-size-complex="12pt" style:language-complex="hi" style:country-complex="IN"/>
    </style:style>
    <style:style style:name="T18" style:family="text">
      <style:text-properties fo:color="#000000" fo:language="none" fo:country="none" officeooo:rsid="000f2404"/>
    </style:style>
    <style:style style:name="T19" style:family="text">
      <style:text-properties fo:color="#000000" fo:language="none" fo:country="none" officeooo:rsid="001e9a13"/>
    </style:style>
    <style:style style:name="T20" style:family="text">
      <style:text-properties fo:font-weight="bold"/>
    </style:style>
    <style:style style:name="T21" style:family="text">
      <style:text-properties fo:font-weight="bold" style:font-weight-asian="bold"/>
    </style:style>
    <style:style style:name="T22" style:family="text">
      <style:text-properties fo:color="#222222" fo:background-color="#ffffff" loext:char-shading-value="0"/>
    </style:style>
    <style:style style:name="T23" style:family="text">
      <style:text-properties officeooo:rsid="00094efe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language="none" fo:country="none" officeooo:rsid="000ab4b8"/>
    </style:style>
    <style:style style:name="T26" style:family="text">
      <style:text-properties fo:language="none" fo:country="none" officeooo:rsid="00142ebe"/>
    </style:style>
    <style:style style:name="T27" style:family="text">
      <style:text-properties fo:language="none" fo:country="none" officeooo:rsid="0015d435"/>
    </style:style>
    <style:style style:name="T28" style:family="text">
      <style:text-properties fo:language="none" fo:country="none" officeooo:rsid="001a1137"/>
    </style:style>
    <style:style style:name="T29" style:family="text">
      <style:text-properties fo:language="none" fo:country="none" officeooo:rsid="001e9a13"/>
    </style:style>
    <style:style style:name="T30" style:family="text">
      <style:text-properties fo:language="none" fo:country="none" officeooo:rsid="00212f3e"/>
    </style:style>
    <style:style style:name="T31" style:family="text">
      <style:text-properties officeooo:rsid="00142ebe"/>
    </style:style>
    <style:style style:name="T32" style:family="text">
      <style:text-properties officeooo:rsid="001b4faf"/>
    </style:style>
    <style:style style:name="T33" style:family="text">
      <style:text-properties officeooo:rsid="00212f3e"/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7">Кафедра МО ЭВМ</text:p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17"><text:span text:style-name="T1">О</text:span><text:span text:style-name="T2">тчет </text:span></text:p>
      <text:p text:style-name="P18"><text:span text:style-name="T3">по лабораторной работе</text:span><text:span text:style-name="T12"> </text:span><text:span text:style-name="T3">№1</text:span></text:p>
      <text:p text:style-name="P11"><text:span text:style-name="T4">по дисциплине </text:span><text:span text:style-name="T13">«</text:span><text:span text:style-name="T24">Программирование</text:span><text:span text:style-name="T13">»</text:span></text:p>
      <text:p text:style-name="P12"><text:span text:style-name="T8">Тема:</text:span><text:span text:style-name="T5"> </text:span><text:span text:style-name="T22">Регулярные выражения</text:span></text:p>
      <text:p text:style-name="P8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Студент<text:span text:style-name="T23">ка</text:span> гр. 9381</text:p>
          </table:table-cell>
          <table:table-cell table:style-name="Table1.B1" office:value-type="string">
            <text:p text:style-name="P19"/>
          </table:table-cell>
          <table:table-cell table:style-name="Table1.A1" office:value-type="string">
            <text:p text:style-name="P21"><text:span text:style-name="T32">Калинина</text:span> <text:span text:style-name="T32">Е. Н.</text:span></text:p>
          </table:table-cell>
        </table:table-row>
        <table:table-row table:style-name="Table1.1">
          <table:table-cell table:style-name="Table1.A1" office:value-type="string">
            <text:p text:style-name="P13">Преподаватель</text:p>
          </table:table-cell>
          <table:table-cell table:style-name="Table1.B2" office:value-type="string">
            <text:p text:style-name="P19"/>
          </table:table-cell>
          <table:table-cell table:style-name="Table1.A1" office:value-type="string">
            <text:p text:style-name="P20">Берленко Т.А.</text:p>
          </table:table-cell>
        </table:table-row>
      </table:table>
      <text:p text:style-name="P9"/>
      <text:p text:style-name="P9"/>
      <text:p text:style-name="P10">Санкт-Петербург</text:p>
      <text:p text:style-name="P14"><text:span text:style-name="T3">20</text:span>20</text:p>
      <text:p text:style-name="P24">Цель работы.</text:p>
      <text:p text:style-name="P27">Обработка текста с помощью регулярных выражений и языка Си.</text:p>
      <text:p text:style-name="P22">Задание.</text:p>
      <text:p text:style-name="P2">Вариант <text:span text:style-name="T25">1</text:span>.</text:p>
      <text:p text:style-name="P37">На вход программе подается текст, представляющий собой набор предложений с новой строки. Текст заканчивается предложением "<text:span text:style-name="T20">Fin.</text:span>" В тексте могут встречаться ссылки на различные файлы в сети интернет. Требуется, используя регулярные выражения, найти все эти ссылки в тексте и вывести на экран пары &lt;название_сайта&gt; - &lt;имя_файла&gt;. Гарантируется, что если предложение содержит какой-то пример ссылки, то после ссылки будет символ переноса строки.</text:p>
      <text:p text:style-name="P36">Ссылки могут иметь следующий вид:</text:p>
      <text:list xml:id="list1351597873" text:style-name="L1">
        <text:list-item>
          <text:p text:style-name="P38"><text:span text:style-name="T9">Могут начинаться с названия протокола, состоящего из букв и </text:span><text:span text:style-name="T10">:// </text:span><text:span text:style-name="T9">после</text:span></text:p>
        </text:list-item>
        <text:list-item>
          <text:p text:style-name="P38"><text:span text:style-name="T9">Перед доменным именем сайта может быть </text:span><text:span text:style-name="T10">www</text:span></text:p>
        </text:list-item>
        <text:list-item>
          <text:p text:style-name="P41">Далее доменное имя сайта и один или несколько доменов более верхнего уровня</text:p>
        </text:list-item>
        <text:list-item>
          <text:p text:style-name="P40">Далее возможно путь к файлу на сервере</text:p>
        </text:list-item>
        <text:list-item>
          <text:p text:style-name="P39">И, наконец, имя файла с расширением</text:p>
        </text:list-item>
      </text:list>
      <text:p text:style-name="P25"/>
      <text:p text:style-name="P22">Выполнение работы.</text:p>
      <text:p text:style-name="P49"><text:span text:style-name="T14">С </text:span><text:span text:style-name="T15">помощью цикла do-while считывается текст. Регулярное выражение хранится в переменной regexString. </text:span><text:span text:style-name="T16">Поиск соответствий в тексте с регулярным выражением происходит в помощью специальных функций. Сначала, с помощью</text:span><text:span text:style-name="T17"> regcomp регулярное выражение компилируется, далее, с помощью </text:span><text:span text:style-name="T6">скомпилированного буферного шаблона регулярного выражения и функции regexec производится поиск совпадений </text:span><text:span text:style-name="T7">в каждом предложении по отдельности. При их наличии — выводится нужная информация, а точнее </text:span><text:span text:style-name="T11">пары &lt;название_сайта&gt; - &lt;имя_файла&gt;</text:span><text:span text:style-name="T6">. </text:span><text:span text:style-name="T7">Далее с помощью free и regfree выделенная ранее память очищается.</text:span></text:p>
      <text:p text:style-name="P48"/>
      <text:p text:style-name="P48"/>
      <text:p text:style-name="P23"><text:soft-page-break/>Тестирование.</text:p>
      <text:p text:style-name="P15">Результаты тестирования представлены в табл<text:span text:style-name="T28">ице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4">№ </text:p>
          </table:table-cell>
          <table:table-cell table:style-name="Table2.A1" office:value-type="string">
            <text:p text:style-name="P34">Входные данные</text:p>
          </table:table-cell>
          <table:table-cell table:style-name="Table2.C1" office:value-type="string">
            <text:p text:style-name="P34">Выходные данные</text:p>
          </table:table-cell>
        </table:table-row>
        <table:table-row table:style-name="Table2.1">
          <table:table-cell table:style-name="Table2.A1" office:value-type="string">
            <text:list xml:id="list3311766276" text:style-name="WWNum4">
              <text:list-item>
                <text:p text:style-name="P30"/>
              </text:list-item>
            </text:list>
          </table:table-cell>
          <table:table-cell table:style-name="Table2.A1" office:value-type="string">
            <text:p text:style-name="P43">Thi<text:span text:style-name="T30">s</text:span> is simple url: http://www.google.com/track.mp3</text:p>
            <text:p text:style-name="P47">May be more than one upper level domain http://www.google.com.edu/hello.avi</text:p>
            <text:p text:style-name="P46">Many of them. Rly. Look at this! http://www.qwe.edu.etu.yahooo.org.net.ru/qwe.q</text:p>
            <text:p text:style-name="P46">Some other protocols <text:s text:c="3"/>ftp://skype.com/qqwe/qweqw/qwe.avi</text:p>
            <text:p text:style-name="P46">Fin.</text:p>
            <text:p text:style-name="P32"/>
          </table:table-cell>
          <table:table-cell table:style-name="Table2.C1" office:value-type="string">
            <text:p text:style-name="P42">google.com - track.mp3</text:p>
            <text:p text:style-name="P46">google.com.edu - hello.avi</text:p>
            <text:p text:style-name="P46">qwe.edu.etu.yahooo.org.net.ru - qwe.q</text:p>
            <text:p text:style-name="P46">skype.com - qwe.avi</text:p>
            <text:p text:style-name="P32"/>
            <text:p text:style-name="P35"/>
          </table:table-cell>
        </table:table-row>
        <table:table-row table:style-name="Table2.1">
          <table:table-cell table:style-name="Table2.A1" office:value-type="string">
            <text:list xml:id="list232848363388186" text:continue-numbering="true" text:style-name="WWNum4">
              <text:list-item>
                <text:p text:style-name="P30"/>
              </text:list-item>
            </text:list>
          </table:table-cell>
          <table:table-cell table:style-name="Table2.A1" office:value-type="string">
            <text:p text:style-name="P44">skype.com/qqwe/qweqw/qwe.avi</text:p>
            <text:p text:style-name="P46">skype.com/qwq.info</text:p>
            <text:p text:style-name="P46">s <text:s/>jsldkf js s sf www.skype.com/qwq.info</text:p>
            <text:p text:style-name="P46">dsfsd s sf sdf ftp://skype.com/qwq.info</text:p>
            <text:p text:style-name="P46">Fin.</text:p>
            <text:p text:style-name="P31"/>
          </table:table-cell>
          <table:table-cell table:style-name="Table2.C1" office:value-type="string">
            <text:p text:style-name="P45">skype.com - qwe.avi</text:p>
            <text:p text:style-name="P46">skype.com - qwq.info</text:p>
            <text:p text:style-name="P46">skype.com - qwq.info</text:p>
            <text:p text:style-name="P46">skype.com - qwq.info</text:p>
            <text:p text:style-name="P33"/>
          </table:table-cell>
        </table:table-row>
      </table:table>
      <text:p text:style-name="P3"/>
      <text:p text:style-name="P22">Выводы.</text:p>
      <text:p text:style-name="P4"><text:span text:style-name="T18">Во время выполнения лабораторной работы была проведена работа с текстом и регулярными выражениями с помощью языка </text:span><text:span text:style-name="T19">С</text:span><text:span text:style-name="T18">и.</text:span></text:p>
      <text:p text:style-name="P16">ПРИЛОЖЕНИЕ <text:span text:style-name="T29">1</text:span></text:p>
      <text:p text:style-name="P2"><text:tab/><text:tab/><text:tab/> <text:s text:c="4"/><text:span text:style-name="T21">ИСХОДНЫЙ КОД ПРОГРАММЫ</text:span></text:p>
      <text:p text:style-name="P2">Название файла: main.c</text:p>
      <text:p text:style-name="P28">#include &lt;stdio.h&gt;</text:p>
      <text:p text:style-name="P29">#include &lt;stdlib.h&gt;</text:p>
      <text:p text:style-name="P29">#include &lt;string.h&gt;</text:p>
      <text:p text:style-name="P29">#include &lt;ctype.h&gt;</text:p>
      <text:p text:style-name="P29">#include &lt;locale.h&gt;</text:p>
      <text:p text:style-name="P29">#include &lt;regex.h&gt;</text:p>
      <text:p text:style-name="P29"><text:s/></text:p>
      <text:p text:style-name="P29"><text:s/></text:p>
      <text:p text:style-name="P29">int main(){</text:p>
      <text:p text:style-name="P29"><text:s text:c="3"/></text:p>
      <text:p text:style-name="P29"><text:s text:c="4"/>char * regexString = "([a-z]+\\:\\/{2})?(www\\.)?((\\w+\\.)+\\w+)\\/(\\w*\\/)*(\\w+\\.\\w+)$";</text:p>
      <text:p text:style-name="P29"><text:s text:c="4"/>regex_t regexCompiled;</text:p>
      <text:p text:style-name="P29"><text:s text:c="4"/>size_t maxGroups = 7;</text:p>
      <text:p text:style-name="P29"><text:s text:c="4"/>regmatch_t groupArray[maxGroups];</text:p>
      <text:p text:style-name="P29"><text:s text:c="4"/>regcomp(&amp;regexCompiled, regexString, REG_EXTENDED);</text:p>
      <text:p text:style-name="P29"><text:s text:c="3"/></text:p>
      <text:p text:style-name="P29"><text:s text:c="4"/>char **arr = malloc(10*sizeof(char*)); <text:s text:c="3"/></text:p>
      <text:p text:style-name="P29"><text:s text:c="4"/>int Count_sentence = 0; //предложение № <text:s text:c="3"/></text:p>
      <text:p text:style-name="P29"><text:s text:c="4"/>int size = 10; //память в arr <text:s text:c="5"/></text:p>
      <text:p text:style-name="P29"><text:s text:c="4"/>char current_symbol; <text:s/></text:p>
      <text:p text:style-name="P29"><text:s text:c="4"/>do{</text:p>
      <text:p text:style-name="P29"><text:s text:c="8"/>int Count_symbol = 0; //символ в предложении</text:p>
      <text:p text:style-name="P29"><text:s text:c="8"/>int size_sentence = 10; //память в предложении <text:s/></text:p>
      <text:p text:style-name="P29"><text:s text:c="8"/>arr[Count_sentence] = malloc(size_sentence*sizeof(char)); <text:s text:c="9"/></text:p>
      <text:p text:style-name="P29"><text:s text:c="8"/>current_symbol = getchar();</text:p>
      <text:p text:style-name="P29"><text:s text:c="8"/>do{</text:p>
      <text:p text:style-name="P29"><text:s text:c="12"/>if (Count_symbol == size_sentence - 2 ){</text:p>
      <text:p text:style-name="P29"><text:s text:c="16"/>size_sentence += 10;</text:p>
      <text:p text:style-name="P29"><text:s text:c="16"/>arr[Count_sentence] = realloc(arr[Count_sentence],size_sentence);</text:p>
      <text:p text:style-name="P29"><text:s text:c="12"/>}</text:p>
      <text:p text:style-name="P29"><text:s text:c="12"/>arr[Count_sentence][Count_symbol] = current_symbol;</text:p>
      <text:p text:style-name="P29"><text:s text:c="12"/>Count_symbol++;</text:p>
      <text:p text:style-name="P29"><text:s text:c="12"/>if (Count_symbol == 4){</text:p>
      <text:p text:style-name="P29"><text:s text:c="16"/>arr[Count_sentence][Count_symbol] = '\0';</text:p>
      <text:p text:style-name="P29"><text:s text:c="16"/>if (!strcmp(arr[Count_sentence],"Fin."))</text:p>
      <text:p text:style-name="P29"><text:s text:c="20"/>break;</text:p>
      <text:p text:style-name="P29"><text:s text:c="12"/>}</text:p>
      <text:p text:style-name="P29"><text:s text:c="12"/>current_symbol = getchar(); <text:s text:c="15"/></text:p>
      <text:p text:style-name="P29"><text:s text:c="8"/>}while (current_symbol != '\n');</text:p>
      <text:p text:style-name="P29"><text:s text:c="8"/>arr[Count_sentence][Count_symbol] = '\0';</text:p>
      <text:p text:style-name="P29"><text:soft-page-break/><text:s text:c="8"/>if (Count_sentence == size - 2 ){</text:p>
      <text:p text:style-name="P29"><text:s text:c="12"/>size += 10;</text:p>
      <text:p text:style-name="P29"><text:s text:c="12"/>arr = realloc(arr, size * sizeof(char*));</text:p>
      <text:p text:style-name="P29"><text:s text:c="8"/>}</text:p>
      <text:p text:style-name="P29"><text:s text:c="8"/>Count_sentence++;</text:p>
      <text:p text:style-name="P29"><text:s text:c="4"/>}while (strcmp(arr[Count_sentence-1],"Fin."));</text:p>
      <text:p text:style-name="P29"><text:s text:c="4"/>int k = 0;</text:p>
      <text:p text:style-name="P29"><text:s text:c="4"/>while (k &lt; Count_sentence){</text:p>
      <text:p text:style-name="P29"><text:s text:c="8"/>if (regexec(&amp;regexCompiled, arr[k], maxGroups, groupArray, 0) == 0){</text:p>
      <text:p text:style-name="P29"><text:s text:c="12"/>for(int j = groupArray[3].rm_so; j &lt; groupArray[3].rm_eo; j++)</text:p>
      <text:p text:style-name="P29"><text:s text:c="16"/>printf("%c", arr[k][j]);</text:p>
      <text:p text:style-name="P29"><text:s text:c="12"/>printf(" - ");</text:p>
      <text:p text:style-name="P29"><text:s text:c="12"/>for(int i = groupArray[6].rm_so; i &lt; groupArray[6].rm_eo; i++)</text:p>
      <text:p text:style-name="P29"><text:s text:c="16"/>printf("%c", arr[k][i]);</text:p>
      <text:p text:style-name="P29"><text:s text:c="8"/>}</text:p>
      <text:p text:style-name="P29"><text:s text:c="8"/>printf("\n");</text:p>
      <text:p text:style-name="P29"><text:s text:c="8"/>k++;</text:p>
      <text:p text:style-name="P29"><text:s text:c="4"/>}</text:p>
      <text:p text:style-name="P29"><text:s text:c="4"/>for (int i = 0; i &lt; Count_sentence; i++){</text:p>
      <text:p text:style-name="P29"><text:s text:c="8"/>free(arr[i]);</text:p>
      <text:p text:style-name="P29"><text:s text:c="4"/>}</text:p>
      <text:p text:style-name="P29"><text:s text:c="4"/>free(arr);</text:p>
      <text:p text:style-name="P29"><text:s text:c="4"/>regfree(&amp;regexCompiled);</text:p>
      <text:p text:style-name="P29"><text:s text:c="3"/></text:p>
      <text:p text:style-name="P29"><text:s text:c="4"/>return 0;</text:p>
      <text:p text:style-name="P2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 Sans1" svg:font-family="'Open Sans'"/>
    <style:font-face style:name="Open Sans" svg:font-family="'Open Sans', Helvetica, 'Helvetica Neue', Arial"/>
    <style:font-face style:name="Roboto Mono" svg:font-family="'Roboto Mono', monospace"/>
    <style:font-face style:name="Roboto" svg:font-family="Roboto, 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keep-with-next="always"/>
      <style:text-properties fo:font-variant="small-caps" style:font-name="Times New Roman1" fo:font-family="'Times New Roman'" style:font-family-generic="roman" style:font-pitch="variable" fo:font-size="14pt" fo:font-style="normal" fo:font-weight="bold" style:font-name-asian="Times New Roman2" style:font-family-asian="'Times New Roman'" style:font-family-generic-asian="system" style:font-pitch-asian="variable" style:font-size-asian="14pt" style:font-style-asian="normal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keep-with-next="always"/>
      <style:text-properties style:font-name="Times New Roman1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keep-with-next="always"/>
      <style:text-properties style:font-name="Times New Roman1" fo:font-family="'Times New Roman'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letter-kerning="true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998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02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dc:date>2020-03-08T23:27:45.644845788</dc:date>
    <meta:editing-duration>PT38M57S</meta:editing-duration>
    <meta:editing-cycles>12</meta:editing-cycles>
    <meta:document-statistic meta:table-count="2" meta:image-count="0" meta:object-count="0" meta:page-count="5" meta:paragraph-count="125" meta:word-count="531" meta:character-count="4700" meta:non-whitespace-character-count="3768"/>
  </office:meta>
</office:document-meta>
</file>